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aaa6uqn8u1i4"/>REVISIÓN SEO DEL PROYECTO</text:p>
      <text:p text:style-name="Heading_20_2"><text:bookmark text:name="_hoh5puvb7t46"/>Modificaciones en las páginas del sitio.</text:p>
      <text:p text:style-name="Standard"><text:span text:style-name="T1">Home</text:span></text:p>
      <text:p text:style-name="Standard">Se agregaron las etiquetas meta description y meta keywords</text:p>
      <text:list xml:id="list1277636221" text:style-name="WWNum1">
        <text:list-item>
          <text:p text:style-name="P1">Meta description: Encuentra todo lo que necesitas en tecnología; cursos de Operación, programación y diseño; brindamos servicio técnico, diseño de sitios web y redes de datos.</text:p>
        </text:list-item>
        <text:list-item>
          <text:p text:style-name="P1">Meta Keywords: informática, <text:s/>computación, Servicio Técnico, cursos, tecnologia, cctv, diseño web, redes</text:p>
        </text:list-item>
      </text:list>
      <text:p text:style-name="P3"><text:span text:style-name="T1">Cursos</text:span></text:p>
      <text:list xml:id="list478793792" text:style-name="WWNum2">
        <text:list-item>
          <text:p text:style-name="P2">Meta description: Aprende informática de la manera mas fácil y práctica, nuestros cursos te guían paso a paso hasta volverte un experto. Aprende diseño, programacion con nosotros</text:p>
        </text:list-item>
        <text:list-item>
          <text:p text:style-name="P2">Meta keywords: cursos, capacitacion, diseño web, python, linux, operador pc, on-line, windows</text:p>
        </text:list-item>
        <text:list-item>
          <text:p text:style-name="P2">Title de la página: Infosos | Cursos de diseño y programación desde 0</text:p>
        </text:list-item>
      </text:list>
      <text:p text:style-name="P3"><text:span text:style-name="T1">Servicios</text:span></text:p>
      <text:list xml:id="list175847962853118" text:continue-numbering="true" text:style-name="WWNum2">
        <text:list-item>
          <text:p text:style-name="P2">Meta description: Todo el soporte que tu empresa necesita, servicio tecnico especializado, asistencia y soporte permanente para tu sistema y tus usuario, diseño web y Redes de datos</text:p>
        </text:list-item>
        <text:list-item>
          <text:p text:style-name="P2">Meta keywords: servicio tecnico, reparacion pc, redes, soporte, asistencia, diseño web, html, css</text:p>
        </text:list-item>
        <text:list-item>
          <text:p text:style-name="P2">Title de la página: Infosos | Servicio Tecnico, Soporte y Diseño</text:p>
        </text:list-item>
      </text:list>
      <text:p text:style-name="P3"><text:span text:style-name="T1">Nosotros</text:span></text:p>
      <text:list xml:id="list175846686100126" text:continue-numbering="true" text:style-name="WWNum2">
        <text:list-item>
          <text:p text:style-name="P2">Meta description: Infosos, una historia de más de 25 años de servicio y capacitación en informática.</text:p>
        </text:list-item>
        <text:list-item>
          <text:p text:style-name="P2">Meta keywords: Infosos, experiencia, responsabilidad, trayectoria</text:p>
        </text:list-item>
        <text:list-item>
          <text:p text:style-name="P2">Title de la página: Infosos | Trayectoria y experiencia</text:p>
        </text:list-item>
        <text:list-item>
          <text:p text:style-name="P2">Revisión de texto de la web para corregir errores.</text:p>
        </text:list-item>
      </text:list>
      <text:p text:style-name="P3"/>
      <text:p text:style-name="P3">Genere un SiteMap del sitio, (se adjunta en el archivo zip)</text:p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0" meta:word-count="228" meta:character-count="1452" meta:non-whitespace-character-count="1255"/>
    <meta:generator>LibreOfficeDev/6.0.5.2$Linux_X86_64 LibreOffice_project/</meta:generator>
  </office:meta>
</office:document-meta>
</file>